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991*"/>
    </style:style>
    <style:style style:name="Table1.B" style:family="table-column">
      <style:table-column-properties style:column-width="1.3833in" style:rel-column-width="1992*"/>
    </style:style>
    <style:style style:name="Table1.F" style:family="table-column">
      <style:table-column-properties style:column-width="1.384in" style:rel-column-width="1993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d7660" officeooo:paragraph-rsid="004d766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bae67" officeooo:paragraph-rsid="006bae6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4fe148" officeooo:paragraph-rsid="004fe14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19eb27" officeooo:paragraph-rsid="0019eb27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69b5b" officeooo:paragraph-rsid="0075770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4fe148"/>
    </style:style>
    <style:style style:name="P8" style:family="paragraph" style:parent-style-name="Standard">
      <style:paragraph-properties fo:text-align="start" style:justify-single-word="false"/>
      <style:text-properties officeooo:paragraph-rsid="0019eb27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6bae67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ae3ab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7043f0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20dee0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4fe148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44bdf6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5c75d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7c57bb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218254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776b82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7ea27e"/>
    </style:style>
    <style:style style:name="P20" style:family="paragraph" style:parent-style-name="Standard" style:list-style-name="L5" style:master-page-name="">
      <style:paragraph-properties fo:text-align="start" style:justify-single-word="false" fo:hyphenation-ladder-count="no-limit" style:page-number="auto"/>
      <style:text-properties officeooo:paragraph-rsid="007c57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7c57bb"/>
    </style:style>
    <style:style style:name="P22" style:family="paragraph" style:parent-style-name="Standard" style:list-style-name="L6">
      <style:paragraph-properties fo:text-align="start" style:justify-single-word="false"/>
      <style:text-properties officeooo:paragraph-rsid="00218254"/>
    </style:style>
    <style:style style:name="P23" style:family="paragraph" style:parent-style-name="Standard" style:list-style-name="L7">
      <style:paragraph-properties fo:text-align="start" style:justify-single-word="false"/>
      <style:text-properties officeooo:paragraph-rsid="005dcabd"/>
    </style:style>
    <style:style style:name="P24" style:family="paragraph" style:parent-style-name="Standard">
      <style:paragraph-properties fo:text-align="start" style:justify-single-word="false"/>
      <style:text-properties officeooo:paragraph-rsid="00806275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b1094" officeooo:paragraph-rsid="006bae67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de4a9" officeooo:paragraph-rsid="006bae6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4bdf6" officeooo:paragraph-rsid="007043f0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4bdf6" officeooo:paragraph-rsid="0044bdf6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f9691" officeooo:paragraph-rsid="0019eb27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b8d0a" officeooo:paragraph-rsid="004b8d0a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9eb27" officeooo:paragraph-rsid="0020dee0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65bcaf" officeooo:paragraph-rsid="007c57bb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b6303" officeooo:paragraph-rsid="003b6303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4d7660" officeooo:paragraph-rsid="004d7660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804381" officeooo:paragraph-rsid="00804381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757708" officeooo:paragraph-rsid="00757708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757708" officeooo:paragraph-rsid="00776b82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757708" officeooo:paragraph-rsid="007a80d9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57d05f" officeooo:paragraph-rsid="0057d05f"/>
    </style:style>
    <style:style style:name="P40" style:family="paragraph" style:parent-style-name="Standard" style:list-style-name="L7">
      <style:paragraph-properties fo:text-align="start" style:justify-single-word="false"/>
      <style:text-properties officeooo:rsid="005dcabd" officeooo:paragraph-rsid="005dcabd"/>
    </style:style>
    <style:style style:name="P41" style:family="paragraph" style:parent-style-name="Standard" style:list-style-name="L7">
      <style:paragraph-properties fo:text-align="start" style:justify-single-word="false"/>
      <style:text-properties officeooo:rsid="004e4e58" officeooo:paragraph-rsid="004e4e58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06275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06275" style:font-weight-asian="bold" style:font-weight-complex="bold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1f9691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0dee0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bef36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22b127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34778a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c8871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dc965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40cd7f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274153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352ae8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398c6f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44bdf6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218254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19594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4d7660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4fe148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55c75d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5dcabd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4a17bb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4c4623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628c4c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8bad7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55f6e1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630ec0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642499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65b4b9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52eb88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6fa4b4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3a5f30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7043f0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72afba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72f2af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776b82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757708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7890f7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officeooo:rsid="007a80d9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7c57bb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normal" officeooo:rsid="007d3246" style:font-size-asian="12pt" style:font-weight-asian="normal" style:font-size-complex="12pt" style:font-weight-complex="normal"/>
    </style:style>
    <style:style style:name="T42" style:family="text">
      <style:text-properties style:font-name="DejaVu Sans Condensed1" fo:font-size="12pt" fo:font-weight="normal" officeooo:rsid="007ea27e" style:font-size-asian="12pt" style:font-weight-asian="normal" style:font-size-complex="12pt" style:font-weight-complex="normal"/>
    </style:style>
    <style:style style:name="T43" style:family="text">
      <style:text-properties style:font-name="DejaVu Sans Condensed1" fo:font-size="12pt" style:font-size-asian="12pt" style:font-size-complex="12pt"/>
    </style:style>
    <style:style style:name="T44" style:family="text">
      <style:text-properties style:font-name="DejaVu Sans Condensed1" fo:font-size="12pt" officeooo:rsid="00218254" style:font-size-asian="12pt" style:font-size-complex="12pt"/>
    </style:style>
    <style:style style:name="T45" style:family="text">
      <style:text-properties style:font-name="DejaVu Sans Condensed1" fo:font-size="12pt" officeooo:rsid="0044bdf6" style:font-size-asian="12pt" style:font-size-complex="12pt"/>
    </style:style>
    <style:style style:name="T46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1f9691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20dee0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218254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22b127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2f9600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34778a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42f13e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fo:font-weight="bold" officeooo:rsid="0044bdf6" style:font-size-asian="12pt" style:font-weight-asian="bold" style:font-size-complex="12pt" style:font-weight-complex="bold"/>
    </style:style>
    <style:style style:name="T56" style:family="text">
      <style:text-properties style:font-name="DejaVu Sans Condensed1" fo:font-size="12pt" fo:font-weight="bold" officeooo:rsid="003c8871" style:font-size-asian="12pt" style:font-weight-asian="bold" style:font-size-complex="12pt" style:font-weight-complex="bold"/>
    </style:style>
    <style:style style:name="T57" style:family="text">
      <style:text-properties style:font-name="DejaVu Sans Condensed1" fo:font-size="12pt" fo:font-weight="bold" officeooo:rsid="004fe148" style:font-size-asian="12pt" style:font-weight-asian="bold" style:font-size-complex="12pt" style:font-weight-complex="bold"/>
    </style:style>
    <style:style style:name="T58" style:family="text">
      <style:text-properties style:font-name="DejaVu Sans Condensed1" fo:font-size="12pt" fo:font-weight="bold" officeooo:rsid="00549a22" style:font-size-asian="12pt" style:font-weight-asian="bold" style:font-size-complex="12pt" style:font-weight-complex="bold"/>
    </style:style>
    <style:style style:name="T59" style:family="text">
      <style:text-properties style:font-name="DejaVu Sans Condensed1" fo:font-size="12pt" fo:font-weight="bold" officeooo:rsid="0059a05e" style:font-size-asian="12pt" style:font-weight-asian="bold" style:font-size-complex="12pt" style:font-weight-complex="bold"/>
    </style:style>
    <style:style style:name="T60" style:family="text">
      <style:text-properties style:font-name="DejaVu Sans Condensed1" fo:font-size="12pt" fo:font-weight="bold" officeooo:rsid="0041ce94" style:font-size-asian="12pt" style:font-weight-asian="bold" style:font-size-complex="12pt" style:font-weight-complex="bold"/>
    </style:style>
    <style:style style:name="T61" style:family="text">
      <style:text-properties style:font-name="DejaVu Sans Condensed1" fo:font-size="12pt" fo:font-weight="bold" officeooo:rsid="0059c4f1" style:font-size-asian="12pt" style:font-weight-asian="bold" style:font-size-complex="12pt" style:font-weight-complex="bold"/>
    </style:style>
    <style:style style:name="T62" style:family="text">
      <style:text-properties style:font-name="DejaVu Sans Condensed1" fo:font-size="12pt" fo:font-weight="bold" officeooo:rsid="005b540c" style:font-size-asian="12pt" style:font-weight-asian="bold" style:font-size-complex="12pt" style:font-weight-complex="bold"/>
    </style:style>
    <style:style style:name="T63" style:family="text">
      <style:text-properties style:font-name="DejaVu Sans Condensed1" fo:font-size="12pt" fo:font-weight="bold" officeooo:rsid="004a17bb" style:font-size-asian="12pt" style:font-weight-asian="bold" style:font-size-complex="12pt" style:font-weight-complex="bold"/>
    </style:style>
    <style:style style:name="T64" style:family="text">
      <style:text-properties style:font-name="DejaVu Sans Condensed1" fo:font-size="12pt" fo:font-weight="bold" officeooo:rsid="004fc339" style:font-size-asian="12pt" style:font-weight-asian="bold" style:font-size-complex="12pt" style:font-weight-complex="bold"/>
    </style:style>
    <style:style style:name="T65" style:family="text">
      <style:text-properties style:font-name="DejaVu Sans Condensed1" fo:font-size="12pt" fo:font-weight="bold" officeooo:rsid="00628c4c" style:font-size-asian="12pt" style:font-weight-asian="bold" style:font-size-complex="12pt" style:font-weight-complex="bold"/>
    </style:style>
    <style:style style:name="T66" style:family="text">
      <style:text-properties style:font-name="DejaVu Sans Condensed1" fo:font-size="12pt" fo:font-weight="bold" officeooo:rsid="0028bad7" style:font-size-asian="12pt" style:font-weight-asian="bold" style:font-size-complex="12pt" style:font-weight-complex="bold"/>
    </style:style>
    <style:style style:name="T67" style:family="text">
      <style:text-properties style:font-name="DejaVu Sans Condensed1" fo:font-size="12pt" fo:font-weight="bold" officeooo:rsid="0052eb88" style:font-size-asian="12pt" style:font-weight-asian="bold" style:font-size-complex="12pt" style:font-weight-complex="bold"/>
    </style:style>
    <style:style style:name="T68" style:family="text">
      <style:text-properties style:font-name="DejaVu Sans Condensed1" fo:font-size="12pt" fo:font-weight="bold" officeooo:rsid="006dfe18" style:font-size-asian="12pt" style:font-weight-asian="bold" style:font-size-complex="12pt" style:font-weight-complex="bold"/>
    </style:style>
    <style:style style:name="T69" style:family="text">
      <style:text-properties style:font-name="DejaVu Sans Condensed1" fo:font-size="12pt" fo:font-weight="bold" officeooo:rsid="0033258d" style:font-size-asian="12pt" style:font-weight-asian="bold" style:font-size-complex="12pt" style:font-weight-complex="bold"/>
    </style:style>
    <style:style style:name="T70" style:family="text">
      <style:text-properties style:font-name="DejaVu Sans Condensed1" fo:font-size="12pt" fo:font-weight="bold" officeooo:rsid="003a5f30" style:font-size-asian="12pt" style:font-weight-asian="bold" style:font-size-complex="12pt" style:font-weight-complex="bold"/>
    </style:style>
    <style:style style:name="T71" style:family="text">
      <style:text-properties style:font-name="DejaVu Sans Condensed1" fo:font-size="12pt" fo:font-weight="bold" officeooo:rsid="007043f0" style:font-size-asian="12pt" style:font-weight-asian="bold" style:font-size-complex="12pt" style:font-weight-complex="bold"/>
    </style:style>
    <style:style style:name="T72" style:family="text">
      <style:text-properties style:font-name="DejaVu Sans Condensed1" fo:font-size="12pt" fo:font-weight="bold" officeooo:rsid="007121ba" style:font-size-asian="12pt" style:font-weight-asian="bold" style:font-size-complex="12pt" style:font-weight-complex="bold"/>
    </style:style>
    <style:style style:name="T73" style:family="text">
      <style:text-properties style:font-name="DejaVu Sans Condensed1" fo:font-size="12pt" fo:font-weight="bold" officeooo:rsid="00757708" style:font-size-asian="12pt" style:font-weight-asian="bold" style:font-size-complex="12pt" style:font-weight-complex="bold"/>
    </style:style>
    <style:style style:name="T74" style:family="text">
      <style:text-properties style:font-name="DejaVu Sans Condensed1" fo:font-size="12pt" fo:font-weight="bold" officeooo:rsid="007890f7" style:font-size-asian="12pt" style:font-weight-asian="bold" style:font-size-complex="12pt" style:font-weight-complex="bold"/>
    </style:style>
    <style:style style:name="T75" style:family="text">
      <style:text-properties style:font-name="DejaVu Sans Condensed1" fo:font-size="12pt" fo:font-weight="bold" officeooo:rsid="0072afba" style:font-size-asian="12pt" style:font-weight-asian="bold" style:font-size-complex="12pt" style:font-weight-complex="bold"/>
    </style:style>
    <style:style style:name="T76" style:family="text">
      <style:text-properties style:font-name="DejaVu Sans Condensed1" fo:font-size="12pt" fo:font-weight="bold" officeooo:rsid="00776b82" style:font-size-asian="12pt" style:font-weight-asian="bold" style:font-size-complex="12pt" style:font-weight-complex="bold"/>
    </style:style>
    <style:style style:name="T77" style:family="text">
      <style:text-properties style:font-name="DejaVu Sans Condensed1" fo:font-size="12pt" fo:font-weight="bold" officeooo:rsid="007c57bb" style:font-size-asian="12pt" style:font-weight-asian="bold" style:font-size-complex="12pt" style:font-weight-complex="bold"/>
    </style:style>
    <style:style style:name="T78" style:family="text">
      <style:text-properties style:font-name="DejaVu Sans Condensed1" fo:font-size="12pt" fo:font-weight="bold" officeooo:rsid="007fcc0c" style:font-size-asian="12pt" style:font-weight-asian="bold" style:font-size-complex="12pt" style:font-weight-complex="bold"/>
    </style:style>
    <style:style style:name="T79" style:family="text">
      <style:text-properties style:font-name="DejaVu Sans Condensed1" fo:font-size="12pt" fo:font-style="italic" fo:font-weight="normal" officeooo:rsid="0019eb27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style:font-name="DejaVu Sans Condensed1" fo:font-size="12pt" fo:font-style="italic" fo:font-weight="normal" officeooo:rsid="0020dee0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style:font-name="DejaVu Sans Condensed1" fo:font-size="12pt" fo:font-style="italic" fo:font-weight="normal" officeooo:rsid="00757708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officeooo:rsid="001ae3ab"/>
    </style:style>
    <style:style style:name="T83" style:family="text">
      <style:text-properties officeooo:rsid="0020dee0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1f9691" style:font-weight-asian="bold" style:font-weight-complex="bold"/>
    </style:style>
    <style:style style:name="T86" style:family="text">
      <style:text-properties fo:font-weight="bold" officeooo:rsid="001ae3ab" style:font-weight-asian="bold" style:font-weight-complex="bold"/>
    </style:style>
    <style:style style:name="T87" style:family="text">
      <style:text-properties fo:font-weight="bold" officeooo:rsid="0035ba18" style:font-weight-asian="bold" style:font-weight-complex="bold"/>
    </style:style>
    <style:style style:name="T88" style:family="text">
      <style:text-properties fo:font-weight="bold" officeooo:rsid="00549a22" style:font-weight-asian="bold" style:font-weight-complex="bold"/>
    </style:style>
    <style:style style:name="T89" style:family="text">
      <style:text-properties fo:font-weight="bold" officeooo:rsid="0057881f" style:font-weight-asian="bold" style:font-weight-complex="bold"/>
    </style:style>
    <style:style style:name="T90" style:family="text">
      <style:text-properties fo:font-weight="bold" officeooo:rsid="0020dee0" style:font-weight-asian="bold" style:font-weight-complex="bold"/>
    </style:style>
    <style:style style:name="T91" style:family="text">
      <style:text-properties fo:font-weight="bold" officeooo:rsid="007c57bb" style:font-weight-asian="bold" style:font-weight-complex="bold"/>
    </style:style>
    <style:style style:name="T92" style:family="text">
      <style:text-properties officeooo:rsid="0035ba18"/>
    </style:style>
    <style:style style:name="T93" style:family="text">
      <style:text-properties officeooo:rsid="0044bdf6"/>
    </style:style>
    <style:style style:name="T94" style:family="text">
      <style:text-properties officeooo:rsid="0045385c"/>
    </style:style>
    <style:style style:name="T95" style:family="text">
      <style:text-properties officeooo:rsid="00456107"/>
    </style:style>
    <style:style style:name="T96" style:family="text">
      <style:text-properties officeooo:rsid="00549a22"/>
    </style:style>
    <style:style style:name="T97" style:family="text">
      <style:text-properties officeooo:rsid="0055c75d"/>
    </style:style>
    <style:style style:name="T98" style:family="text">
      <style:text-properties officeooo:rsid="0057881f"/>
    </style:style>
    <style:style style:name="T99" style:family="text">
      <style:text-properties style:font-name="DejaVu Sans Condensed" style:font-name-complex="DejaVu Sans Condensed2"/>
    </style:style>
    <style:style style:name="T100" style:family="text">
      <style:text-properties style:font-name="DejaVu Sans Condensed" officeooo:rsid="005dcabd" style:font-name-complex="DejaVu Sans Condensed2"/>
    </style:style>
    <style:style style:name="T101" style:family="text">
      <style:text-properties style:font-name="DejaVu Sans Condensed" fo:font-size="12pt" fo:font-weight="normal" style:font-size-asian="12pt" style:font-weight-asian="normal" style:font-name-complex="DejaVu Sans Condensed2" style:font-size-complex="12pt" style:font-weight-complex="normal"/>
    </style:style>
    <style:style style:name="T102" style:family="text">
      <style:text-properties style:font-name="DejaVu Sans Condensed" fo:font-size="12pt" fo:font-weight="normal" officeooo:rsid="004d7660" style:font-size-asian="12pt" style:font-weight-asian="normal" style:font-name-complex="DejaVu Sans Condensed2" style:font-size-complex="12pt" style:font-weight-complex="normal"/>
    </style:style>
    <style:style style:name="T103" style:family="text">
      <style:text-properties style:font-name="DejaVu Sans Condensed" fo:font-size="12pt" fo:font-weight="normal" officeooo:rsid="005dcabd" style:font-size-asian="12pt" style:font-weight-asian="normal" style:font-name-complex="DejaVu Sans Condensed2" style:font-size-complex="12pt" style:font-weight-complex="normal"/>
    </style:style>
    <style:style style:name="T104" style:family="text">
      <style:text-properties officeooo:rsid="005b1094"/>
    </style:style>
    <style:style style:name="T105" style:family="text">
      <style:text-properties officeooo:rsid="006bae67"/>
    </style:style>
    <style:style style:name="T106" style:family="text">
      <style:text-properties officeooo:rsid="00739b05"/>
    </style:style>
    <style:style style:name="T107" style:family="text">
      <style:text-properties officeooo:rsid="00757708"/>
    </style:style>
    <style:style style:name="T108" style:family="text">
      <style:text-properties officeooo:rsid="00776b82"/>
    </style:style>
    <style:style style:name="T109" style:family="text">
      <style:text-properties officeooo:rsid="007c57bb"/>
    </style:style>
    <style:style style:name="T11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42">1<text:span text:style-name="T110">xx</text:span> - Controls</text:p>
          </table:table-cell>
          <table:table-cell table:style-name="Table1.B1" office:value-type="string">
            <text:p text:style-name="P43">2xx - Ground</text:p>
          </table:table-cell>
          <table:table-cell table:style-name="Table1.C1" office:value-type="string">
            <text:p text:style-name="P43">3xx - Flight</text:p>
          </table:table-cell>
          <table:table-cell table:style-name="Table1.D1" office:value-type="string">
            <text:p text:style-name="P43">4xx - A2A</text:p>
          </table:table-cell>
          <table:table-cell table:style-name="Table1.A1" office:value-type="string">
            <text:p text:style-name="P43">5xx - A2G</text:p>
          </table:table-cell>
          <table:table-cell table:style-name="Table1.F1" office:value-type="string">
            <text:p text:style-name="P43">6xx - Misc</text:p>
          </table:table-cell>
        </table:table-row>
      </table:table>
      <text:p text:style-name="P24"><text:span text:style-name="T78">202</text:span><text:span text:style-name="T60"> - </text:span><text:span text:style-name="T78">Ground</text:span><text:span text:style-name="T62"> - </text:span><text:span text:style-name="T58">Preflight</text:span><text:span text:style-name="T61">,</text:span><text:span text:style-name="T58"> </text:span><text:span text:style-name="T59">Performance Limits</text:span></text:p>
      <text:p text:style-name="P1"/>
      <text:p text:style-name="P3">If using auto cold start, check these first</text:p>
      <text:list text:style-name="L1">
        <text:list-item>
          <text:p text:style-name="P9"><text:span text:style-name="T72">After INS alignment complete: INS</text:span><text:span text:style-name="T67"> knob</text:span><text:span text:style-name="T30"> ... </text:span><text:span text:style-name="T68">NAV</text:span><text:span text:style-name="T30"> (</text:span><text:span text:style-name="T31">right</text:span><text:span text:style-name="T30"> elbow)</text:span></text:p>
        </text:list-item>
        <text:list-item>
          <text:p text:style-name="P25"><text:span text:style-name="T84">RWR</text:span> and <text:span text:style-name="T84">JMR</text:span> switches ... <text:span text:style-name="T84">ON</text:span> (left angled console)</text:p>
        </text:list-item>
        <text:list-item>
          <text:p text:style-name="P26"><text:span text:style-name="T84">CH Expendable</text:span> and <text:span text:style-name="T84">FL Expendable</text:span> switches ... <text:span text:style-name="T84">ON</text:span> <text:span text:style-name="T104">(left angled console) </text:span>(enables chaff and flare dispensers)</text:p>
        </text:list-item>
      </text:list>
      <text:p text:style-name="P1"/>
      <text:p text:style-name="P1">Before takeoff (hot start or <text:span text:style-name="T105">manual cold start</text:span>)</text:p>
      <text:p text:style-name="P8"><text:span text:style-name="T79">Right </text:span><text:span text:style-name="T81">console</text:span><text:span text:style-name="T79">, </text:span><text:span text:style-name="T80">back/bottom to front/top</text:span><text:span text:style-name="T79">:</text:span></text:p>
      <text:list xml:id="list2189200509" text:style-name="L2">
        <text:list-item>
          <text:p text:style-name="P10"><text:span text:style-name="T47">Lights</text:span><text:span text:style-name="T3"> ... </text:span><text:span text:style-name="T75">As desired</text:span><text:span text:style-name="T34"> (</text:span><text:span text:style-name="T2">CONSOLES, INST PNL, </text:span><text:span text:style-name="T5">DATA ENTRY DISPLAY</text:span><text:span text:style-name="T34">) (right console)</text:span></text:p>
        </text:list-item>
        <text:list-item>
          <text:p text:style-name="P27">If using <text:span text:style-name="T84">TPOD</text:span>:</text:p>
          <text:list>
            <text:list-item>
              <text:p text:style-name="P11"><text:span text:style-name="T71">RIGHT </text:span><text:span text:style-name="T48">HDPT</text:span><text:span text:style-name="T4"> switch ... </text:span><text:span text:style-name="T48">ON</text:span><text:span text:style-name="T2"> </text:span><text:span text:style-name="T11">(</text:span><text:span text:style-name="T33">right console forward, </text:span><text:span text:style-name="T11">hidden behind stick)</text:span></text:p>
            </text:list-item>
            <text:list-item>
              <text:p text:style-name="P11"><text:span text:style-name="T69">L</text:span><text:span text:style-name="T70">ASER ARM</text:span><text:span text:style-name="T32"> switch ... </text:span><text:span text:style-name="T70">ARM</text:span><text:span text:style-name="T32"> (left side of instrument panel, above Master Arm switch)</text:span></text:p>
            </text:list-item>
          </text:list>
        </text:list-item>
        <text:list-item>
          <text:p text:style-name="P36"><text:span text:style-name="T32">I</text:span><text:span text:style-name="T1">f using </text:span><text:span text:style-name="T46">HTS</text:span><text:span text:style-name="T1"> pod:</text:span></text:p>
          <text:list>
            <text:list-item>
              <text:p text:style-name="P36"><text:span text:style-name="T46">LEFT HDPT</text:span><text:span text:style-name="T1"> switch ... </text:span><text:span text:style-name="T46">ON</text:span><text:span text:style-name="T1"> (right console forward, hidden behind stick)</text:span></text:p>
            </text:list-item>
          </text:list>
        </text:list-item>
        <text:list-item>
          <text:p text:style-name="P12"><text:span text:style-name="T7">Turn on </text:span><text:span text:style-name="T51">datalink</text:span><text:span text:style-name="T7"> ... On </text:span><text:span text:style-name="T4">MFD with </text:span><text:span text:style-name="T48">HSD</text:span><text:span text:style-name="T4"> page, </text:span><text:span text:style-name="T7">press</text:span><text:span text:style-name="T4"> </text:span><text:span text:style-name="T52">XMT OFF</text:span><text:span text:style-name="T6"> button so it says </text:span><text:span text:style-name="T48">XMT L16</text:span><text:span text:style-name="T4"> </text:span><text:span text:style-name="T6">(for Link16)</text:span></text:p>
        </text:list-item>
        <text:list-item>
          <text:p text:style-name="P28">If using Mavericks <text:span text:style-name="T95">(short missions only, missiles have 1 hour of standby or 30 minutes of video time)</text:span>:</text:p>
          <text:list>
            <text:list-item>
              <text:p text:style-name="P13"><text:span text:style-name="T9">In </text:span><text:span text:style-name="T56">A/G Master Mode</text:span><text:span text:style-name="T9">, o</text:span><text:span text:style-name="T5">n right MFD, go to </text:span><text:span text:style-name="T49">SMS</text:span><text:span text:style-name="T5"> page, </text:span><text:span text:style-name="T49">PWR </text:span><text:span text:style-name="T53">OFF</text:span><text:span text:style-name="T5"> </text:span><text:span text:style-name="T15">OSB</text:span><text:span text:style-name="T5"> </text:span><text:span text:style-name="T8">to change to </text:span><text:span text:style-name="T53">PWR ON</text:span><text:span text:style-name="T8">. <text:s/></text:span><text:span text:style-name="T10">(Will not actually start cooldown process until no weight on wheels.)</text:span></text:p>
            </text:list-item>
          </text:list>
        </text:list-item>
      </text:list>
      <text:p text:style-name="P7"><text:span text:style-name="T79">Center console </text:span><text:span text:style-name="T80">top to bottom</text:span><text:span text:style-name="T79">:</text:span></text:p>
      <text:list xml:id="list553080360734" text:continue-numbering="true" text:style-name="L2">
        <text:list-item>
          <text:p text:style-name="P39"><text:span text:style-name="T48">R</text:span><text:span text:style-name="T46">adios</text:span><text:span text:style-name="T1"> ... Press </text:span><text:span text:style-name="T46">COM1</text:span><text:span text:style-name="T1"> or </text:span><text:span text:style-name="T46">COM2</text:span><text:span text:style-name="T1"> buttons on UFC, then enter radio freq </text:span><text:span text:style-name="T35">or channel</text:span><text:span text:style-name="T1"> on keypad, </text:span><text:span text:style-name="T46">ENTR</text:span><text:span text:style-name="T1">, </text:span><text:span text:style-name="T46">RTN</text:span><text:span text:style-name="T1">.</text:span></text:p>
        </text:list-item>
        <text:list-item>
          <text:p text:style-name="P14"><text:span text:style-name="T48">Bingo fuel</text:span><text:span text:style-name="T4"> ... </text:span><text:span text:style-name="T13">Default is 2000 lbs. <text:s/></text:span><text:span text:style-name="T15">To change: </text:span><text:span text:style-name="T48">LIST</text:span><text:span text:style-name="T4"> button on </text:span><text:span text:style-name="T6">top row of </text:span><text:span text:style-name="T4">UFC, then </text:span><text:span text:style-name="T48">2</text:span><text:span text:style-name="T4"> </text:span><text:span text:style-name="T6">for BNGO</text:span><text:span text:style-name="T4">, </text:span><text:span text:style-name="T12">then enter Bingo amount with UFC keypad, </text:span><text:span text:style-name="T21">then </text:span><text:span text:style-name="T54">ENTR</text:span><text:span text:style-name="T14">, </text:span><text:span text:style-name="T15">then </text:span><text:span text:style-name="T55">RTN</text:span><text:span text:style-name="T15">.</text:span></text:p>
        </text:list-item>
        <text:list-item>
          <text:p text:style-name="P29"><text:span text:style-name="T84">Fuel Quantity Selector</text:span> knob ... <text:span text:style-name="T84">As desired</text:span> <text:span text:style-name="T92">(</text:span><text:span text:style-name="T87">Mode knob</text:span><text:span text:style-name="T92"> on throttle)</text:span>. <text:s/><text:span text:style-name="T94">S</text:span>et <text:span text:style-name="T94">it</text:span> to display <text:span text:style-name="T84">EXT CTR</text:span> or <text:span text:style-name="T84">EXT WING</text:span> droptank<text:span text:style-name="T94">s</text:span> first, then <text:span text:style-name="T84">NORM</text:span> <text:span text:style-name="T94">(internal fuel) </text:span>after the tanks are gone.</text:p>
        </text:list-item>
        <text:list-item>
          <text:p text:style-name="P30"><text:span text:style-name="T84">Low Altitude Warning</text:span> ... Default is <text:span text:style-name="T84">500 ft</text:span>. <text:s/>To change: From <text:span text:style-name="T84">main DED page</text:span>, then <text:span text:style-name="T84">2 </text:span><text:span text:style-name="T89">(ALOW)</text:span> button <text:span text:style-name="T98">on UFC keypad</text:span>, then enter altitude, then <text:span text:style-name="T84">ENTR</text:span>, then <text:span text:style-name="T84">RTN</text:span>.</text:p>
        </text:list-item>
      </text:list>
      <text:p text:style-name="P5">Left <text:span text:style-name="T107">console</text:span><text:span text:style-name="T93">, </text:span><text:span text:style-name="T108">back/</text:span><text:span text:style-name="T83">bottom to </text:span><text:span text:style-name="T108">front/</text:span><text:span text:style-name="T83">top</text:span>:</text:p>
      <text:list xml:id="list553208000314" text:continue-numbering="true" text:style-name="L2">
        <text:list-item>
          <text:p text:style-name="P37"><text:span text:style-name="T36">If using </text:span><text:span text:style-name="T76">ECM</text:span><text:span text:style-name="T36"> pod, o</text:span><text:span text:style-name="T1">n ECM panel (left console middle inboard, just aft of throttle):</text:span></text:p>
          <text:list>
            <text:list-item>
              <text:p text:style-name="P37"><text:span text:style-name="T46">Power</text:span><text:span text:style-name="T1"> switch ... </text:span><text:span text:style-name="T46">OPR</text:span></text:p>
            </text:list-item>
            <text:list-item>
              <text:p text:style-name="P37"><text:span text:style-name="T46">Transmitter band </text:span><text:span text:style-name="T1">buttons ... </text:span><text:span text:style-name="T46">All on</text:span><text:span text:style-name="T1"> (should show "</text:span><text:span text:style-name="T46">S</text:span><text:span text:style-name="T1">" light on buttons 1-5 and blank button)</text:span></text:p>
            </text:list-item>
            <text:list-item>
              <text:p text:style-name="P38"><text:span text:style-name="T46">XMIT</text:span><text:span text:style-name="T1"> mode switch ... As desired</text:span><text:span text:style-name="T39">, see </text:span><text:span text:style-name="T38">Countermeasures</text:span><text:span text:style-name="T39">/ECM</text:span><text:span text:style-name="T38"> kneeboard</text:span><text:span text:style-name="T29"> page</text:span><text:span text:style-name="T39"> for details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8"><text:span text:style-name="T73">1</text:span><text:span text:style-name="T37"> ... </text:span><text:span text:style-name="T73">SPJ radar priority</text:span><text:span text:style-name="T37">, must be used with CMDS </text:span><text:span text:style-name="T36">MODE</text:span><text:span text:style-name="T37"> </text:span><text:span text:style-name="T73">SEMI</text:span><text:span text:style-name="T37"> or </text:span><text:span text:style-name="T73">AUTO</text:span></text:p>
                </text:list-item>
                <text:list-item>
                  <text:p text:style-name="P18"><text:span text:style-name="T73">2</text:span><text:span text:style-name="T37"> ... </text:span><text:span text:style-name="T73">SPJ jammer priority</text:span><text:span text:style-name="T37">, must be used with CMDS M</text:span><text:span text:style-name="T36">ODE</text:span><text:span text:style-name="T37"> </text:span><text:span text:style-name="T73">SEMI</text:span><text:span text:style-name="T37"> or </text:span><text:span text:style-name="T73">AUTO</text:span></text:p>
                </text:list-item>
                <text:list-item>
                  <text:p text:style-name="P18"><text:span text:style-name="T73">3</text:span><text:span text:style-name="T37"> ... </text:span><text:span text:style-name="T73">Barrage jamming</text:span><text:span text:style-name="T37"> (always on), must be used with CMDS M</text:span><text:span text:style-name="T36">ODE</text:span><text:span text:style-name="T37"> </text:span><text:span text:style-name="T73">MAN</text:span></text:p>
                </text:list-item>
              </text:list>
            </text:list-item>
          </text:list>
        </text:list-item>
      </text:list>
      <text:list xml:id="list554261006141" text:continue-list="list553208000314" text:style-name="L2">
        <text:list-item>
          <text:p text:style-name="P31"><text:span text:style-name="T84">HM</text:span><text:span text:style-name="T85">CS</text:span><text:span text:style-name="T84"> </text:span><text:span text:style-name="T86">knob</text:span><text:span text:style-name="T82"> </text:span>... <text:span text:style-name="T82">Full brightness or as desired</text:span></text:p>
        </text:list-item>
        <text:list-item>
          <text:p text:style-name="P29"><text:span text:style-name="T84">RWR </text:span><text:span text:style-name="T88">POWER</text:span><text:span text:style-name="T96"> button </text:span>... <text:span text:style-name="T84">ON</text:span> <text:span text:style-name="T97">(outboard side of panel)</text:span></text:p>
        </text:list-item>
        <text:list-item>
          <text:p text:style-name="P15"><text:span text:style-name="T49">RWR </text:span><text:span text:style-name="T58">SEARCH</text:span><text:span text:style-name="T5"> </text:span><text:span text:style-name="T16">button</text:span><text:span text:style-name="T5"> ... </text:span><text:span text:style-name="T49">ON</text:span><text:span text:style-name="T5"> (displays search radars on RWR) </text:span><text:span text:style-name="T20">(outboard side of panel)</text:span></text:p>
        </text:list-item>
        <text:list-item>
          <text:p text:style-name="P16"><text:span text:style-name="T66">CMDS</text:span><text:span text:style-name="T25"> </text:span><text:span text:style-name="T26">(countermeasures)</text:span><text:span text:style-name="T40"> panel:</text:span></text:p>
          <text:list>
            <text:list-item>
              <text:p text:style-name="P32"><text:span text:style-name="T91">PRGM</text:span><text:span text:style-name="T109"> knob ... </text:span><text:span text:style-name="T91">As desired</text:span><text:span text:style-name="T109">, sets CM program that will always be dispensed with </text:span><text:span text:style-name="T91">CM hat forward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9"><text:span text:style-name="T41">Program</text:span><text:span text:style-name="T42">s</text:span><text:span text:style-name="T41"> 1 and 2 are single chaff/flare, 10x, 1.0 or 0.5 secs respectively, Program</text:span><text:span text:style-name="T42">s</text:span><text:span text:style-name="T41"> 3 and 4 are double chaff/flare, 5x, 1.0 or 0.5 second respectively.</text:span><text:span text:style-name="T42"> <text:s/>For more info</text:span><text:span text:style-name="T28">, </text:span><text:span text:style-name="T29">see </text:span><text:span text:style-name="T38">Countermeasures</text:span><text:span text:style-name="T39">/ECM</text:span><text:span text:style-name="T38"> kneeboard</text:span><text:span text:style-name="T29"> page.</text:span><text:span text:style-name="T41"> <text:s/></text:span></text:p>
                </text:list-item>
              </text:list>
            </text:list-item>
          </text:list>
        </text:list-item>
      </text:list>
      <text:list xml:id="list554578611885" text:continue-list="list554261006141" text:style-name="L2">
        <text:list-item>
          <text:list>
            <text:list-item>
              <text:p text:style-name="P16"><text:span text:style-name="T66">MODE</text:span><text:span text:style-name="T25"> knob ... </text:span><text:span text:style-name="T74">SEMI</text:span><text:span text:style-name="T38">, </text:span><text:span text:style-name="T65">MAN</text:span><text:span text:style-name="T38">,</text:span><text:span text:style-name="T25"> </text:span><text:span text:style-name="T24">or </text:span><text:span text:style-name="T65">BYPASS</text:span><text:span text:style-name="T24"> </text:span><text:span text:style-name="T27">(AUTO </text:span><text:span text:style-name="T38">is</text:span><text:span text:style-name="T27"> often wasteful)</text:span><text:span text:style-name="T24">: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0"><text:span text:style-name="T65">S</text:span><text:span text:style-name="T74">EMI</text:span><text:span text:style-name="T38"> -- </text:span><text:span text:style-name="T40">CM program is selected automatically when Betty says "counter, counter". <text:s/>Dispense automatically selected program with </text:span><text:span text:style-name="T77">CM hat aft</text:span><text:span text:style-name="T40">.</text:span></text:p>
                </text:list-item>
                <text:list-item>
                  <text:p text:style-name="P21"><text:span text:style-name="T65">MAN</text:span><text:span text:style-name="T22"> -- </text:span><text:span text:style-name="T40">CM program is only selected and dispensed manually</text:span><text:span text:style-name="T41"> with CM hat forward.</text:span></text:p>
                </text:list-item>
                <text:list-item>
                  <text:p text:style-name="P21"><text:span text:style-name="T63">BYPASS</text:span><text:span text:style-name="T2"> -- </text:span><text:span text:style-name="T24">Full m</text:span><text:span text:style-name="T22">anual </text:span><text:span text:style-name="T23">control:</text:span><text:span text:style-name="T22"> </text:span><text:span text:style-name="T64">CM</text:span><text:span text:style-name="T63"> hat forward</text:span><text:span text:style-name="T22"> drops </text:span><text:span text:style-name="T65">1</text:span><text:span text:style-name="T63">x chaff </text:span><text:span text:style-name="T65">and 1x flare</text:span><text:span text:style-name="T22">.</text:span></text:p>
                </text:list-item>
              </text:list>
            </text:list-item>
          </text:list>
        </text:list-item>
      </text:list>
      <text:list xml:id="list554777218990" text:continue-list="list554578611885" text:style-name="L2">
        <text:list-item>
          <text:p text:style-name="P33"><text:span text:style-name="T84">Landing/Taxi lights</text:span> ... <text:span text:style-name="T84">As desired</text:span></text:p>
        </text:list-item>
        <text:list-item>
          <text:p text:style-name="P17"><text:span text:style-name="T50">STORES CONFIG</text:span><text:span text:style-name="T16"> switch ... </text:span><text:span text:style-name="T55">A</text:span><text:span text:style-name="T50">s needed</text:span><text:span text:style-name="T16"> </text:span><text:span text:style-name="T17">(far outboard from landing gear lever)</text:span><text:span text:style-name="T16">. (Limits AOA and roll rate, and some other control limits.)</text:span></text:p>
        </text:list-item>
      </text:list>
      <text:list text:style-name="L6">
        <text:list-item>
          <text:list>
            <text:list-item>
              <text:p text:style-name="P22"><text:span text:style-name="T50">C</text:span><text:span text:style-name="T46">AT I</text:span><text:span text:style-name="T43">: A/A loadouts without external wing tanks </text:span><text:span text:style-name="T44">(centerline tank OK). </text:span><text:span text:style-name="T45">(</text:span><text:span text:style-name="T55">B3 button</text:span><text:span text:style-name="T45">)</text:span></text:p>
            </text:list-item>
            <text:list-item>
              <text:p text:style-name="P22"><text:span text:style-name="T46">CAT III</text:span><text:span text:style-name="T43">: A/</text:span><text:span text:style-name="T44">G</text:span><text:span text:style-name="T43"> loadouts, or any loadout with external wing tanks. </text:span><text:span text:style-name="T45">(</text:span><text:span text:style-name="T55">B6 button</text:span><text:span text:style-name="T45">)</text:span></text:p>
            </text:list-item>
          </text:list>
        </text:list-item>
      </text:list>
      <text:list xml:id="list553444739147" text:continue-list="list554777218990" text:style-name="L2">
        <text:list-item>
          <text:p text:style-name="P30">If using TPOD, <text:span text:style-name="T106">double check</text:span>: <text:span text:style-name="T90">LASER ARM</text:span><text:span text:style-name="T83"> switch ... </text:span><text:span text:style-name="T90">ON</text:span></text:p>
        </text:list-item>
      </text:list>
      <text:p text:style-name="P4">Far back left corner</text:p>
      <text:list xml:id="list554669607127" text:continue-numbering="true" text:style-name="L2">
        <text:list-item>
          <text:p text:style-name="P13"><text:span text:style-name="T57">PROBE HEAT</text:span><text:span text:style-name="T19"> switch ... </text:span><text:span text:style-name="T57">ON</text:span><text:span text:style-name="T19"> (can overheat if left on when not moving)</text:span></text:p>
        </text:list-item>
      </text:list>
      <text:p text:style-name="P6"/>
      <text:p text:style-name="P2">Performance limits</text:p>
      <text:list text:style-name="L7">
        <text:list-item>
          <text:p text:style-name="P34"><text:span text:style-name="T99">Fuel: 7</text:span><text:span text:style-name="T100">163</text:span><text:span text:style-name="T99"> lbs internal</text:span></text:p>
          <text:list>
            <text:list-item>
              <text:p text:style-name="P23"><text:span text:style-name="T102">with 2x </text:span><text:span text:style-name="T103">wing </text:span><text:span text:style-name="T102">drop tanks (</text:span><text:span text:style-name="T103">2475</text:span><text:span text:style-name="T102"> lbs ea.) = </text:span><text:span text:style-name="T103">12113</text:span><text:span text:style-name="T102"> lbs</text:span></text:p>
            </text:list-item>
            <text:list-item>
              <text:p text:style-name="P23"><text:span text:style-name="T102">with </text:span><text:span text:style-name="T103">1</text:span><text:span text:style-name="T102">x </text:span><text:span text:style-name="T103">centerline dr</text:span><text:span text:style-name="T102">op tank (</text:span><text:span text:style-name="T103">2006</text:span><text:span text:style-name="T102"> lbs ea.) = </text:span><text:span text:style-name="T103">9169</text:span><text:span text:style-name="T102"> lbs</text:span></text:p>
            </text:list-item>
            <text:list-item>
              <text:p text:style-name="P40"><text:span text:style-name="T102">w</text:span><text:span text:style-name="T101">ith 2x wing + 1x centerline drop tanks = 14118 lbs</text:span></text:p>
            </text:list-item>
          </text:list>
        </text:list-item>
        <text:list-item>
          <text:p text:style-name="P34">Landing gear: lower of 300 kts or 0.65 M</text:p>
        </text:list-item>
        <text:list-item>
          <text:p text:style-name="P34">Air refueling door opening/closing: lower of 400 kts or 0.85 M</text:p>
        </text:list-item>
        <text:list-item>
          <text:p text:style-name="P34">Air refueling door open: lower of 400 kts or 0.95 M</text:p>
        </text:list-item>
        <text:list-item>
          <text:p text:style-name="P41"><text:span text:style-name="T18">N</text:span><text:span text:style-name="T1">egative G: 30 seconds mil power, 10 seconds afterburner</text:span></text:p>
        </text:list-item>
        <text:list-item>
          <text:p text:style-name="P35">Best cruse at 4 deg AOA, best endurance and max glide at 7 deg AOA?? (seen on r/hogg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57M48S</meta:editing-duration>
    <meta:editing-cycles>96</meta:editing-cycles>
    <meta:generator>LibreOffice/7.4.5.1$Windows_X86_64 LibreOffice_project/9c0871452b3918c1019dde9bfac75448afc4b57f</meta:generator>
    <dc:date>2023-02-26T00:05:52.989000000</dc:date>
    <meta:document-statistic meta:table-count="1" meta:image-count="0" meta:object-count="0" meta:page-count="1" meta:paragraph-count="62" meta:word-count="779" meta:character-count="4154" meta:non-whitespace-character-count="3477"/>
  </office:meta>
</office:document-meta>
</file>